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24cm" fo:min-width="2.93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3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6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3.6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6cm" fo:min-width="1.56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27cm" fo:min-width="2.676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50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4cm" fo:min-width="2.67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marker-start="Arrowheads_20_3" draw:marker-start-width="0.3cm" draw:textarea-vertical-align="middle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386cm" fo:min-width="1.406cm"/>
      <style:paragraph-properties style:writing-mode="lr-tb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0.57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02cm" fo:min-width="3.3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03cm" fo:min-width="1.40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02cm" fo:min-width="2.0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2.675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0.385cm" fo:min-width="2.35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23cm" fo:min-width="1.661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0.702cm" fo:min-width="3.31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702cm" fo:min-width="3.31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02cm" fo:min-width="3.31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702cm" fo:min-width="3.31cm"/>
      <style:paragraph-properties style:writing-mode="lr-tb"/>
    </style:style>
    <style:style style:name="gr27" style:family="graphic" style:parent-style-name="standard">
      <style:graphic-properties draw:marker-start="Arrowheads_20_6" draw:marker-start-width="0.3cm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0.636cm" svg:x="1.952cm" svg:y="1.317cm">
          <text:p text:style-name="P1"><text:span text:style-name="T1">进入</text:span><text:span text:style-name="T1">main</text:span><text:span text:style-name="T1">函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857cm" svg:y1="1.953cm" svg:x2="3.857cm" svg:y2="3.223cm">
          <text:p/>
        </draw:line>
        <draw:custom-shape draw:style-name="gr3" draw:text-style-name="P3" draw:layer="layout" svg:width="3.81cm" svg:height="0.635cm" svg:x="1.952cm" svg:y="3.223cm">
          <text:p text:style-name="P3"><text:span text:style-name="T1">创建播放列表管理器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7cm" svg:y1="3.858cm" svg:x2="3.857cm" svg:y2="5.128cm">
          <text:p/>
        </draw:line>
        <draw:custom-shape draw:style-name="gr4" draw:text-style-name="P3" draw:layer="layout" svg:width="4.128cm" svg:height="1.27cm" svg:x="1.952cm" svg:y="5.128cm">
          <text:p text:style-name="P3"><text:span text:style-name="T1">初始化播放列表管理</text:span><text:span text:style-name="T1">器</text:span></text:p>
          <text:p text:style-name="P3"><text:span text:style-name="T1">（调用初始化函数）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7cm" svg:y1="6.398cm" svg:x2="3.857cm" svg:y2="7.668cm">
          <text:p/>
        </draw:line>
        <draw:custom-shape draw:style-name="gr4" draw:text-style-name="P3" draw:layer="layout" svg:width="4.128cm" svg:height="1.27cm" svg:x="1.952cm" svg:y="7.668cm">
          <text:p text:style-name="P3"><text:span text:style-name="T1">从文件读取</text:span><text:span text:style-name="T1">播放列表</text:span></text:p>
          <text:p text:style-name="P3"><text:span text:style-name="T1">（调用文件</text:span><text:span text:style-name="T1">读取函数）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7cm" svg:y1="8.938cm" svg:x2="3.857cm" svg:y2="10.208cm">
          <text:p/>
        </draw:line>
        <draw:custom-shape draw:style-name="gr5" draw:text-style-name="P3" draw:layer="layout" svg:width="4.128cm" svg:height="0.635cm" svg:x="1.952cm" svg:y="10.208cm">
          <text:p text:style-name="P3"><text:span text:style-name="T1">输出文件读取结果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7cm" svg:y1="10.843cm" svg:x2="3.857cm" svg:y2="12.113cm">
          <text:p/>
        </draw:line>
        <draw:custom-shape draw:style-name="gr4" draw:text-style-name="P3" draw:layer="layout" svg:width="4.128cm" svg:height="1.27cm" svg:x="1.952cm" svg:y="12.113cm">
          <text:p text:style-name="P3"><text:span text:style-name="T1">展</text:span><text:span text:style-name="T1">示</text:span><text:span text:style-name="T1">菜</text:span><text:span text:style-name="T1">单</text:span></text:p>
          <text:p text:style-name="P3"><text:span text:style-name="T1">（</text:span><text:span text:style-name="T1">调</text:span><text:span text:style-name="T1">用</text:span><text:span text:style-name="T1">展</text:span><text:span text:style-name="T1">示</text:span><text:span text:style-name="T1">菜</text:span><text:span text:style-name="T1">单</text:span><text:span text:style-name="T1">函</text:span><text:span text:style-name="T1">数</text:span><text:span text:style-name="T1">）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7cm" svg:y1="13.383cm" svg:x2="3.857cm" svg:y2="14.653cm">
          <text:p/>
        </draw:line>
        <draw:custom-shape draw:style-name="gr6" draw:text-style-name="P3" draw:layer="layout" svg:width="4.127cm" svg:height="1.27cm" svg:x="1.635cm" svg:y="16.558cm">
          <text:p text:style-name="P3"><text:span text:style-name="T1">输入是否有效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layer="layout" svg:width="3.176cm" svg:height="0.577cm" svg:x="2.269cm" svg:y="14.653cm">
          <text:p text:style-name="P3"><text:span text:style-name="T1">用户输入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7cm" svg:y1="15.288cm" svg:x2="3.857cm" svg:y2="16.558cm">
          <text:p/>
        </draw:line>
        <draw:line draw:style-name="gr8" draw:text-style-name="P2" draw:layer="layout" svg:x1="3.857cm" svg:y1="17.828cm" svg:x2="3.857cm" svg:y2="18.78cm">
          <text:p/>
        </draw:line>
        <draw:frame draw:style-name="gr9" draw:text-style-name="P4" draw:layer="layout" svg:width="0.74cm" svg:height="0.759cm" svg:x="3.857cm" svg:y="17.828cm">
          <draw:text-box>
            <text:p><text:span text:style-name="T1">否</text:span></text:p>
          </draw:text-box>
        </draw:frame>
        <draw:custom-shape draw:style-name="gr10" draw:text-style-name="P3" draw:layer="layout" svg:width="3.175cm" svg:height="0.894cm" svg:x="2.27cm" svg:y="18.838cm">
          <text:p text:style-name="P3"><text:span text:style-name="T1">提示输入错误</text:span></text:p>
          <text:p text:style-name="P3"><text:span text:style-name="T1">清除缓冲区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.635cm" svg:y1="19.415cm" svg:x2="2.27cm" svg:y2="19.415cm">
          <text:p/>
        </draw:line>
        <draw:line draw:style-name="gr11" draw:text-style-name="P2" draw:layer="layout" svg:x1="1.635cm" svg:y1="19.415cm" svg:x2="1.635cm" svg:y2="14.335cm">
          <text:p/>
        </draw:line>
        <draw:line draw:style-name="gr12" draw:text-style-name="P5" draw:layer="layout" svg:x1="3.54cm" svg:y1="14.335cm" svg:x2="1.635cm" svg:y2="14.335cm">
          <text:p/>
        </draw:line>
        <draw:line draw:style-name="gr13" draw:text-style-name="P2" draw:layer="layout" svg:x1="5.762cm" svg:y1="17.192cm" svg:x2="7.032cm" svg:y2="17.192cm">
          <text:p/>
        </draw:line>
        <draw:frame draw:style-name="gr9" draw:text-style-name="P4" draw:layer="layout" svg:width="0.74cm" svg:height="0.759cm" svg:x="5.762cm" svg:y="16.433cm">
          <draw:text-box>
            <text:p><text:span text:style-name="T1">是</text:span></text:p>
          </draw:text-box>
        </draw:frame>
        <draw:custom-shape draw:style-name="gr14" draw:text-style-name="P3" draw:layer="layout" svg:width="3.81cm" svg:height="1.27cm" svg:x="7.032cm" svg:y="16.557cm">
          <text:p text:style-name="P3"><text:span text:style-name="T1">输入哪个数字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2" draw:layer="layout" svg:x1="10.842cm" svg:y1="17.192cm" svg:x2="11.795cm" svg:y2="17.192cm">
          <text:p/>
        </draw:line>
        <draw:line draw:style-name="gr11" draw:text-style-name="P2" draw:layer="layout" svg:x1="11.795cm" svg:y1="17.192cm" svg:x2="11.795cm" svg:y2="1.952cm">
          <text:p/>
        </draw:line>
        <draw:line draw:style-name="gr15" draw:text-style-name="P2" draw:layer="layout" svg:x1="11.795cm" svg:y1="1.952cm" svg:x2="14.652cm" svg:y2="1.952cm">
          <text:p/>
        </draw:line>
        <draw:line draw:style-name="gr15" draw:text-style-name="P2" draw:layer="layout" svg:x1="11.795cm" svg:y1="3.54cm" svg:x2="14.652cm" svg:y2="3.54cm">
          <text:p/>
        </draw:line>
        <draw:line draw:style-name="gr15" draw:text-style-name="P2" draw:layer="layout" svg:x1="11.795cm" svg:y1="5.127cm" svg:x2="14.652cm" svg:y2="5.127cm">
          <text:p/>
        </draw:line>
        <draw:line draw:style-name="gr15" draw:text-style-name="P2" draw:layer="layout" svg:x1="11.795cm" svg:y1="6.715cm" svg:x2="14.652cm" svg:y2="6.715cm">
          <text:p/>
        </draw:line>
        <draw:line draw:style-name="gr15" draw:text-style-name="P2" draw:layer="layout" svg:x1="11.795cm" svg:y1="8.302cm" svg:x2="14.652cm" svg:y2="8.302cm">
          <text:p/>
        </draw:line>
        <draw:line draw:style-name="gr15" draw:text-style-name="P2" draw:layer="layout" svg:x1="11.795cm" svg:y1="10.207cm" svg:x2="14.652cm" svg:y2="10.207cm">
          <text:p/>
        </draw:line>
        <draw:frame draw:style-name="gr9" draw:text-style-name="P4" draw:layer="layout" svg:width="0.74cm" svg:height="0.759cm" svg:x="12.747cm" svg:y="9.448cm">
          <draw:text-box>
            <text:p><text:span text:style-name="T1">6</text:span></text:p>
          </draw:text-box>
        </draw:frame>
        <draw:frame draw:style-name="gr9" draw:text-style-name="P4" draw:layer="layout" svg:width="0.74cm" svg:height="0.759cm" svg:x="12.747cm" svg:y="1.193cm">
          <draw:text-box>
            <text:p><text:span text:style-name="T1">1</text:span></text:p>
          </draw:text-box>
        </draw:frame>
        <draw:frame draw:style-name="gr9" draw:text-style-name="P4" draw:layer="layout" svg:width="0.74cm" svg:height="0.759cm" svg:x="12.747cm" svg:y="2.781cm">
          <draw:text-box>
            <text:p><text:span text:style-name="T1">2</text:span></text:p>
          </draw:text-box>
        </draw:frame>
        <draw:frame draw:style-name="gr9" draw:text-style-name="P4" draw:layer="layout" svg:width="0.74cm" svg:height="0.759cm" svg:x="12.747cm" svg:y="4.175cm">
          <draw:text-box>
            <text:p><text:span text:style-name="T1">3</text:span></text:p>
          </draw:text-box>
        </draw:frame>
        <draw:frame draw:style-name="gr9" draw:text-style-name="P4" draw:layer="layout" svg:width="0.74cm" svg:height="0.759cm" svg:x="12.747cm" svg:y="5.762cm">
          <draw:text-box>
            <text:p><text:span text:style-name="T1">4</text:span></text:p>
          </draw:text-box>
        </draw:frame>
        <draw:frame draw:style-name="gr9" draw:text-style-name="P4" draw:layer="layout" svg:width="0.953cm" svg:height="0.759cm" svg:x="12.747cm" svg:y="7.667cm">
          <draw:text-box>
            <text:p><text:span text:style-name="T1">5</text:span></text:p>
          </draw:text-box>
        </draw:frame>
        <draw:line draw:style-name="gr15" draw:text-style-name="P2" draw:layer="layout" svg:x1="11.795cm" svg:y1="11.795cm" svg:x2="14.652cm" svg:y2="11.795cm">
          <text:p/>
        </draw:line>
        <draw:frame draw:style-name="gr9" draw:text-style-name="P4" draw:layer="layout" svg:width="0.74cm" svg:height="0.759cm" svg:x="12.747cm" svg:y="11.036cm">
          <draw:text-box>
            <text:p><text:span text:style-name="T1">7</text:span></text:p>
          </draw:text-box>
        </draw:frame>
        <draw:line draw:style-name="gr15" draw:text-style-name="P2" draw:layer="layout" svg:x1="11.795cm" svg:y1="13.065cm" svg:x2="14.652cm" svg:y2="13.065cm">
          <text:p/>
        </draw:line>
        <draw:frame draw:style-name="gr9" draw:text-style-name="P4" draw:layer="layout" svg:width="0.74cm" svg:height="0.759cm" svg:x="12.747cm" svg:y="12.306cm">
          <draw:text-box>
            <text:p><text:span text:style-name="T1">8</text:span></text:p>
          </draw:text-box>
        </draw:frame>
        <draw:line draw:style-name="gr15" draw:text-style-name="P2" draw:layer="layout" svg:x1="11.795cm" svg:y1="14.335cm" svg:x2="14.652cm" svg:y2="14.335cm">
          <text:p/>
        </draw:line>
        <draw:line draw:style-name="gr15" draw:text-style-name="P2" draw:layer="layout" svg:x1="11.795cm" svg:y1="15.605cm" svg:x2="14.652cm" svg:y2="15.605cm">
          <text:p/>
        </draw:line>
        <draw:frame draw:style-name="gr9" draw:text-style-name="P4" draw:layer="layout" svg:width="0.74cm" svg:height="0.759cm" svg:x="12.747cm" svg:y="13.7cm">
          <draw:text-box>
            <text:p><text:span text:style-name="T1">0</text:span></text:p>
          </draw:text-box>
        </draw:frame>
        <draw:frame draw:style-name="gr16" draw:text-style-name="P4" draw:layer="layout" svg:width="1.588cm" svg:height="0.826cm" svg:x="12.43cm" svg:y="14.97cm">
          <draw:text-box>
            <text:p><text:span text:style-name="T1">其他</text:span></text:p>
          </draw:text-box>
        </draw:frame>
        <draw:custom-shape draw:style-name="gr17" draw:text-style-name="P3" draw:layer="layout" svg:width="3.81cm" svg:height="0.952cm" svg:x="14.652cm" svg:y="1.318cm">
          <text:p text:style-name="P3"><text:span text:style-name="T1">用户输入歌曲名、歌手、文件路径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8.462cm" svg:y1="1.952cm" svg:x2="19.732cm" svg:y2="1.952cm">
          <text:p/>
        </draw:line>
        <draw:custom-shape draw:style-name="gr18" draw:text-style-name="P3" draw:layer="layout" svg:width="1.905cm" svg:height="0.953cm" svg:x="23.542cm" svg:y="1.317cm">
          <text:p text:style-name="P3"><text:span text:style-name="T1">添加歌曲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4cm" svg:height="0.952cm" svg:x="19.732cm" svg:y="1.317cm">
          <text:p text:style-name="P3"><text:span text:style-name="T1">清空缓冲区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2.272cm" svg:y1="1.952cm" svg:x2="23.542cm" svg:y2="1.952cm">
          <text:p/>
        </draw:line>
        <draw:custom-shape draw:style-name="gr20" draw:text-style-name="P3" draw:layer="layout" svg:width="3.175cm" svg:height="0.635cm" svg:x="14.652cm" svg:y="15.287cm">
          <text:p text:style-name="P3"><text:span text:style-name="T1">提示输入错误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175cm" svg:height="0.635cm" svg:x="14.652cm" svg:y="14.017cm">
          <text:p text:style-name="P3"><text:span text:style-name="T1">提示感谢使用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7.827cm" svg:y1="14.335cm" svg:x2="20.685cm" svg:y2="14.335cm">
          <text:p/>
        </draw:line>
        <draw:custom-shape draw:style-name="gr21" draw:text-style-name="P6" draw:layer="layout" svg:width="2.857cm" svg:height="0.635cm" svg:x="20.685cm" svg:y="14.017cm">
          <text:p text:style-name="P6"><text:span text:style-name="T1">清空播放列表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223cm" svg:height="0.635cm" svg:x="24.812cm" svg:y="14.017cm">
          <text:p text:style-name="P1"><text:span text:style-name="T1">结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" draw:layer="layout" svg:x1="23.542cm" svg:y1="14.335cm" svg:x2="24.812cm" svg:y2="14.335cm">
          <text:p/>
        </draw:line>
        <draw:custom-shape draw:style-name="gr17" draw:text-style-name="P3" draw:layer="layout" svg:width="3.81cm" svg:height="0.952cm" svg:x="14.593cm" svg:y="2.905cm">
          <text:p text:style-name="P3"><text:span text:style-name="T1">显示播放列表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81cm" svg:height="0.952cm" svg:x="14.652cm" svg:y="4.493cm">
          <text:p text:style-name="P3"><text:span text:style-name="T1">按歌名删除歌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3.81cm" svg:height="0.952cm" svg:x="14.652cm" svg:y="6.08cm">
          <text:p text:style-name="P6"><text:span text:style-name="T1">按歌名播放歌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3.81cm" svg:height="0.952cm" svg:x="14.652cm" svg:y="7.668cm">
          <text:p text:style-name="P6"><text:span text:style-name="T1">导出歌单到指定文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0.952cm" svg:x="14.652cm" svg:y="9.573cm">
          <text:p text:style-name="P6"><text:span text:style-name="T1">随机播放歌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3.81cm" svg:height="0.952cm" svg:x="14.652cm" svg:y="11.16cm">
          <text:p text:style-name="P6"><text:span text:style-name="T1">在指定位置添加歌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3.81cm" svg:height="0.952cm" svg:x="14.652cm" svg:y="12.747cm">
          <text:p text:style-name="P6"><text:span text:style-name="T1">清空播放列表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25.447cm" svg:y1="1.952cm" svg:x2="27.035cm" svg:y2="1.952cm">
          <text:p/>
        </draw:line>
        <draw:line draw:style-name="gr11" draw:text-style-name="P2" draw:layer="layout" svg:x1="27.035cm" svg:y1="1.952cm" svg:x2="27.987cm" svg:y2="1.952cm">
          <text:p/>
        </draw:line>
        <draw:line draw:style-name="gr11" draw:text-style-name="P2" draw:layer="layout" svg:x1="27.987cm" svg:y1="1.952cm" svg:x2="27.987cm" svg:y2="19.097cm">
          <text:p/>
        </draw:line>
        <draw:line draw:style-name="gr11" draw:text-style-name="P2" draw:layer="layout" svg:x1="27.987cm" svg:y1="19.097cm" svg:x2="11.477cm" svg:y2="19.097cm">
          <text:p/>
        </draw:line>
        <draw:line draw:style-name="gr11" draw:text-style-name="P2" draw:layer="layout" svg:x1="11.477cm" svg:y1="19.097cm" svg:x2="11.477cm" svg:y2="14.017cm">
          <text:p/>
        </draw:line>
        <draw:line draw:style-name="gr27" draw:text-style-name="P5" draw:layer="layout" svg:x1="4.174cm" svg:y1="14.017cm" svg:x2="11.477cm" svg:y2="14.017cm">
          <text:p/>
        </draw:line>
        <draw:line draw:style-name="gr11" draw:text-style-name="P2" draw:layer="layout" svg:x1="18.462cm" svg:y1="3.222cm" svg:x2="27.987cm" svg:y2="3.222cm">
          <text:p/>
        </draw:line>
        <draw:line draw:style-name="gr11" draw:text-style-name="P2" draw:layer="layout" svg:x1="18.462cm" svg:y1="5.127cm" svg:x2="27.987cm" svg:y2="5.127cm">
          <text:p/>
        </draw:line>
        <draw:line draw:style-name="gr11" draw:text-style-name="P2" draw:layer="layout" svg:x1="18.462cm" svg:y1="6.715cm" svg:x2="27.987cm" svg:y2="6.715cm">
          <text:p/>
        </draw:line>
        <draw:line draw:style-name="gr11" draw:text-style-name="P2" draw:layer="layout" svg:x1="18.462cm" svg:y1="8.302cm" svg:x2="27.987cm" svg:y2="8.302cm">
          <text:p/>
        </draw:line>
        <draw:line draw:style-name="gr11" draw:text-style-name="P2" draw:layer="layout" svg:x1="18.462cm" svg:y1="10.207cm" svg:x2="27.987cm" svg:y2="10.207cm">
          <text:p/>
        </draw:line>
        <draw:line draw:style-name="gr11" draw:text-style-name="P2" draw:layer="layout" svg:x1="18.462cm" svg:y1="11.795cm" svg:x2="27.987cm" svg:y2="11.795cm">
          <text:p/>
        </draw:line>
        <draw:line draw:style-name="gr11" draw:text-style-name="P2" draw:layer="layout" svg:x1="18.462cm" svg:y1="13.382cm" svg:x2="27.987cm" svg:y2="13.382cm">
          <text:p/>
        </draw:line>
        <draw:line draw:style-name="gr11" draw:text-style-name="P2" draw:layer="layout" svg:x1="17.827cm" svg:y1="15.605cm" svg:x2="27.987cm" svg:y2="15.6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24T19:11:35.283380860</meta:creation-date>
    <dc:date>2025-12-24T21:35:06.304059845</dc:date>
    <meta:editing-duration>PT18M48S</meta:editing-duration>
    <meta:editing-cycles>5</meta:editing-cycles>
    <meta:generator>LibreOffice/7.3.7.2$Linux_X86_64 LibreOffice_project/30$Build-2</meta:generator>
    <meta:document-statistic meta:object-count="78"/>
  </office:meta>
</office:document-meta>
</file>